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6-1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4-0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12-20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4-08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1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1736" calcext:value-type="float">
            <text:p>1668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088" calcext:value-type="float">
            <text:p>1668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1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1736" calcext:value-type="float">
            <text:p>1668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6432" calcext:value-type="float">
            <text:p>1668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9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1736" calcext:value-type="float">
            <text:p>1668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088" calcext:value-type="float">
            <text:p>1668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79544" calcext:value-type="float">
            <text:p>1668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5264" calcext:value-type="float">
            <text:p>1668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8564" calcext:value-type="float">
            <text:p>1668.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82592" calcext:value-type="float">
            <text:p>1668.1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5264" calcext:value-type="float">
            <text:p>1668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73448" calcext:value-type="float">
            <text:p>1668.1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4784" calcext:value-type="float">
            <text:p>1668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73448" calcext:value-type="float">
            <text:p>1668.1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5264" calcext:value-type="float">
            <text:p>1668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3928" calcext:value-type="float">
            <text:p>1668.2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21632" calcext:value-type="float">
            <text:p>1668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15536" calcext:value-type="float">
            <text:p>1668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5516" calcext:value-type="float">
            <text:p>1668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1736" calcext:value-type="float">
            <text:p>1668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5264" calcext:value-type="float">
            <text:p>1668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6976" calcext:value-type="float">
            <text:p>1668.2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6976" calcext:value-type="float">
            <text:p>1668.2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1736" calcext:value-type="float">
            <text:p>1668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1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88688" calcext:value-type="float">
            <text:p>1668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5264" calcext:value-type="float">
            <text:p>1668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88688" calcext:value-type="float">
            <text:p>1668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9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7832" calcext:value-type="float">
            <text:p>1668.1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088" calcext:value-type="float">
            <text:p>1668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73448" calcext:value-type="float">
            <text:p>1668.1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4784" calcext:value-type="float">
            <text:p>1668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8312" calcext:value-type="float">
            <text:p>1668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76496" calcext:value-type="float">
            <text:p>1668.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136" calcext:value-type="float">
            <text:p>1668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194784" calcext:value-type="float">
            <text:p>1668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99584" calcext:value-type="float">
            <text:p>1668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6432" calcext:value-type="float">
            <text:p>1668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03928" calcext:value-type="float">
            <text:p>1668.2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22216" calcext:value-type="float">
            <text:p>1668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1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3072" calcext:value-type="float">
            <text:p>1668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4408" calcext:value-type="float">
            <text:p>1668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612" calcext:value-type="float">
            <text:p>1668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6912" calcext:value-type="float">
            <text:p>1668.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9104" calcext:value-type="float">
            <text:p>1668.4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96536" calcext:value-type="float">
            <text:p>1668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752" calcext:value-type="float">
            <text:p>1668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2092" calcext:value-type="float">
            <text:p>1668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8624" calcext:value-type="float">
            <text:p>1668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3864" calcext:value-type="float">
            <text:p>1668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3864" calcext:value-type="float">
            <text:p>1668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3864" calcext:value-type="float">
            <text:p>1668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78248" calcext:value-type="float">
            <text:p>1668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93488" calcext:value-type="float">
            <text:p>1668.4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2528" calcext:value-type="float">
            <text:p>1668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0024" calcext:value-type="float">
            <text:p>1668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2528" calcext:value-type="float">
            <text:p>1668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6912" calcext:value-type="float">
            <text:p>1668.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19168" calcext:value-type="float">
            <text:p>1668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6056" calcext:value-type="float">
            <text:p>1668.4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37456" calcext:value-type="float">
            <text:p>1668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2696" calcext:value-type="float">
            <text:p>1668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5744" calcext:value-type="float">
            <text:p>1668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6056" calcext:value-type="float">
            <text:p>1668.4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3864" calcext:value-type="float">
            <text:p>1668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2528" calcext:value-type="float">
            <text:p>1668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3008" calcext:value-type="float">
            <text:p>1668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78248" calcext:value-type="float">
            <text:p>1668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6432" calcext:value-type="float">
            <text:p>1668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0816" calcext:value-type="float">
            <text:p>1668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58792" calcext:value-type="float">
            <text:p>1668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9272" calcext:value-type="float">
            <text:p>1668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8624" calcext:value-type="float">
            <text:p>1668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9648" calcext:value-type="float">
            <text:p>1668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7-01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6912" calcext:value-type="float">
            <text:p>1668.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11776" calcext:value-type="float">
            <text:p>1668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8624" calcext:value-type="float">
            <text:p>1668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708" calcext:value-type="float">
            <text:p>1668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2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08728" calcext:value-type="float">
            <text:p>1668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42256" calcext:value-type="float">
            <text:p>1668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1672" calcext:value-type="float">
            <text:p>1668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0504" calcext:value-type="float">
            <text:p>1668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752" calcext:value-type="float">
            <text:p>1668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3552" calcext:value-type="float">
            <text:p>1668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184" calcext:value-type="float">
            <text:p>1668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4888" calcext:value-type="float">
            <text:p>1668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67936" calcext:value-type="float">
            <text:p>1668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3176" calcext:value-type="float">
            <text:p>1668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6432" calcext:value-type="float">
            <text:p>1668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81296" calcext:value-type="float">
            <text:p>1668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466" calcext:value-type="float">
            <text:p>1668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0336" calcext:value-type="float">
            <text:p>1668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756" calcext:value-type="float">
            <text:p>1668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7184" calcext:value-type="float">
            <text:p>1668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6704" calcext:value-type="float">
            <text:p>1668.3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2424" calcext:value-type="float">
            <text:p>1668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8416" calcext:value-type="float">
            <text:p>1668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2904" calcext:value-type="float">
            <text:p>1668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5368" calcext:value-type="float">
            <text:p>1668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4992" calcext:value-type="float">
            <text:p>1668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3656" calcext:value-type="float">
            <text:p>1668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7664" calcext:value-type="float">
            <text:p>1668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9" calcext:value-type="float">
            <text:p>1668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9856" calcext:value-type="float">
            <text:p>1668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9232" calcext:value-type="float">
            <text:p>1668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95952" calcext:value-type="float">
            <text:p>1668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0128" calcext:value-type="float">
            <text:p>1668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28" calcext:value-type="float">
            <text:p>1668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4512" calcext:value-type="float">
            <text:p>1668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0984" calcext:value-type="float">
            <text:p>1668.2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1192" calcext:value-type="float">
            <text:p>1668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2528" calcext:value-type="float">
            <text:p>1668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0816" calcext:value-type="float">
            <text:p>1668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472" calcext:value-type="float">
            <text:p>1668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8896" calcext:value-type="float">
            <text:p>1668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0608" calcext:value-type="float">
            <text:p>1668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1568" calcext:value-type="float">
            <text:p>1668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86224" calcext:value-type="float">
            <text:p>1668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4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3864" calcext:value-type="float">
            <text:p>1668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1944" calcext:value-type="float">
            <text:p>1668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25848" calcext:value-type="float">
            <text:p>1668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424" calcext:value-type="float">
            <text:p>1668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4136" calcext:value-type="float">
            <text:p>1668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2048" calcext:value-type="float">
            <text:p>1668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2092" calcext:value-type="float">
            <text:p>1668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948" calcext:value-type="float">
            <text:p>1668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19752" calcext:value-type="float">
            <text:p>1668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74616" calcext:value-type="float">
            <text:p>1668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328" calcext:value-type="float">
            <text:p>1668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852" calcext:value-type="float">
            <text:p>1668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6432" calcext:value-type="float">
            <text:p>1668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9104" calcext:value-type="float">
            <text:p>1668.4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3804" calcext:value-type="float">
            <text:p>1668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5096" calcext:value-type="float">
            <text:p>1668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30064" calcext:value-type="float">
            <text:p>1668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02632" calcext:value-type="float">
            <text:p>1668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17288" calcext:value-type="float">
            <text:p>1668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47768" calcext:value-type="float">
            <text:p>1668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8624" calcext:value-type="float">
            <text:p>1668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69104" calcext:value-type="float">
            <text:p>1668.4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376" calcext:value-type="float">
            <text:p>1668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6328" calcext:value-type="float">
            <text:p>1668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6808" calcext:value-type="float">
            <text:p>1668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8624" calcext:value-type="float">
            <text:p>1668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41088" calcext:value-type="float">
            <text:p>1668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80712" calcext:value-type="float">
            <text:p>1668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50568" calcext:value-type="float">
            <text:p>1668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23384" calcext:value-type="float">
            <text:p>1668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08144" calcext:value-type="float">
            <text:p>1668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5996" calcext:value-type="float">
            <text:p>1668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435576" calcext:value-type="float">
            <text:p>1668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6-02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0232" calcext:value-type="float">
            <text:p>1668.3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12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65472" calcext:value-type="float">
            <text:p>1668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10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08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59376" calcext:value-type="float">
            <text:p>1668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06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04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274032" calcext:value-type="float">
            <text:p>1668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15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8.301464" calcext:value-type="float">
            <text:p>1668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50104151701</text:p>
          </table:table-cell>
          <table:table-cell office:value-type="string" calcext:value-type="string">
            <text:p>SC00606106AA DENV 12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9.575528" calcext:value-type="float">
            <text:p>1669.5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36" meta:object-count="0"/>
    <meta:user-defined meta:name="AppVersion">3.0</meta:user-defined>
  </office:meta>
</office:document-meta>
</file>